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037b" officeooo:paragraph-rsid="0014037b"/>
    </style:style>
    <style:style style:name="P2" style:family="paragraph" style:parent-style-name="Standard">
      <style:text-properties officeooo:rsid="00143590" officeooo:paragraph-rsid="00143590"/>
    </style:style>
    <style:style style:name="T1" style:family="text">
      <style:text-properties officeooo:rsid="00143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Gateway Property Management,</text:p>
      <text:p text:style-name="P1"/>
      <text:p text:style-name="P1">I feel that the role you are offering is a great match for my abilities. I am a deeply creative passion with passion for writing and design <text:span text:style-name="T1">who is looking for the right business to expand his abilities with</text:span>. Through previous experience I have knowledge of copywriting, photo editing and digital design.</text:p>
      <text:p text:style-name="P1"/>
      <text:p text:style-name="P1">My first experience of Marketing was through Wolfrace Wheels back in 2016, where I helped photograph, edit and publish images of products to social media, however this year I <text:span text:style-name="T1">have undertaken a contract </text:span>with Shopware A.G as a writer in order to produce Educational content for a ‘Learning Pathway’ related to the Software I used to develop with them.</text:p>
      <text:p text:style-name="P2"/>
      <text:p text:style-name="P2">With my more recent experience in Software Programming, I am acutely aware of the pivotal importance of SEO, and as such I have made efforts in my own freelancing work (scottadev.com) to understand concepts such as the Marketing Funnel (as applied to Social Media marketing) via a course on FutureLearn, and have set up my own website analytics via Google Analytics/Google Tag Manager. </text:p>
      <text:p text:style-name="P2"/>
      <text:p text:style-name="P2">Finally, my website has a blog where you can access some samples of my writing – <text:a xlink:type="simple" xlink:href="https://scottwebdev.net/posts" text:style-name="Internet_20_link" text:visited-style-name="Visited_20_Internet_20_Link">https://scottwebdev.net/posts</text:a>, and here is an example of a video I have edited (travel blogging) <text:a xlink:type="simple" xlink:href="https://www.youtube.com/watch?v=bk9lNSdbg2k" text:style-name="Internet_20_link" text:visited-style-name="Visited_20_Internet_20_Link">https://www.youtube.com/watch?v=bk9lNSdbg2k</text:a></text:p>
      <text:p text:style-name="P2"/>
      <text:p text:style-name="P2">I hope to hear from you soon, my phone number is 07503745416</text:p>
      <text:p text:style-name="P2"/>
      <text:p text:style-name="P2">Kind Regards,</text:p>
      <text:p text:style-name="P2"/>
      <text:p text:style-name="P2">Scott Anderson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13:14:12.111744000</meta:creation-date>
    <dc:date>2025-12-18T13:34:58.602098000</dc:date>
    <meta:editing-duration>PT10M1S</meta:editing-duration>
    <meta:editing-cycles>1</meta:editing-cycles>
    <meta:document-statistic meta:table-count="0" meta:image-count="0" meta:object-count="0" meta:page-count="1" meta:paragraph-count="8" meta:word-count="224" meta:character-count="1378" meta:non-whitespace-character-count="1160"/>
    <meta:generator>LibreOffice/25.8.2.2$MacOSX_AARCH64 LibreOffice_project/d401f2107ccab8f924a8e2df40f573aab7605b6f</meta:generator>
  </office:meta>
</office:document-meta>
</file>